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5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6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line-height="100%"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000000" style:text-line-through-style="none" style:font-name="Times New Roman" fo:font-size="15pt" fo:language="en" fo:country="US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Arimaa – CR14 : Wednesday, December, 17<text:span text:style-name="T1">th</text:span> </text:p>
      <text:p text:style-name="P5">Presents : Everyone, with<text:span text:style-name="T2"> and Christian Raymond</text:span></text:p>
      <text:h text:style-name="P1" text:outline-level="1">Order of business :</text:h>
      <text:list xml:id="list7776046341662810091" text:style-name="L1">
        <text:list-item>
          <text:p text:style-name="P6">Remarks about reports</text:p>
        </text:list-item>
        <text:list-item>
          <text:p text:style-name="P6">Remarks about planning oral presentation</text:p>
        </text:list-item>
        <text:list-item>
          <text:p text:style-name="P6">Remarks about project oral presentation</text:p>
        </text:list-item>
      </text:list>
      <text:p text:style-name="P3"/>
      <text:h text:style-name="P1" text:outline-level="1">Information :</text:h>
      <text:list xml:id="list8136713229883375181" text:style-name="L2">
        <text:list-item>
          <text:p text:style-name="P7"/>
        </text:list-item>
      </text:list>
      <text:p text:style-name="P8"><text:span text:style-name="T5"/></text:p>
      <text:h text:style-name="P1" text:outline-level="1">Next meeting : 01/7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11T01:14:34.62</dc:date>
    <dc:creator>Dan </dc:creator>
    <meta:editing-duration>P1DT9H26M33S</meta:editing-duration>
    <meta:editing-cycles>689</meta:editing-cycles>
    <meta:generator>OpenOffice/4.1.1$Win32 OpenOffice.org_project/411m6$Build-9775</meta:generator>
    <meta:document-statistic meta:table-count="0" meta:image-count="0" meta:object-count="0" meta:page-count="1" meta:paragraph-count="8" meta:word-count="41" meta:character-count="254"/>
  </office:meta>
</office:document-meta>
</file>